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5c3" officeooo:paragraph-rsid="0014e8c8"/>
    </style:style>
    <style:style style:name="P2" style:family="paragraph" style:parent-style-name="Standard">
      <style:paragraph-properties fo:text-align="justify" style:justify-single-word="false"/>
      <style:text-properties officeooo:rsid="0012c5c3" officeooo:paragraph-rsid="0015f7de"/>
    </style:style>
    <style:style style:name="P3" style:family="paragraph" style:parent-style-name="Standard">
      <style:paragraph-properties fo:text-align="justify" style:justify-single-word="false"/>
      <style:text-properties officeooo:rsid="0012c5c3" officeooo:paragraph-rsid="00173b85"/>
    </style:style>
    <style:style style:name="P4" style:family="paragraph" style:parent-style-name="Standard">
      <style:paragraph-properties fo:text-align="justify" style:justify-single-word="false"/>
      <style:text-properties officeooo:rsid="0012c5c3" officeooo:paragraph-rsid="0018e474"/>
    </style:style>
    <style:style style:name="P5" style:family="paragraph" style:parent-style-name="Standard">
      <style:paragraph-properties fo:text-align="justify" style:justify-single-word="false"/>
      <style:text-properties officeooo:paragraph-rsid="001deb2e"/>
    </style:style>
    <style:style style:name="P6" style:family="paragraph" style:parent-style-name="Standard">
      <style:paragraph-properties fo:text-align="justify" style:justify-single-word="false"/>
      <style:text-properties officeooo:paragraph-rsid="001f33a6"/>
    </style:style>
    <style:style style:name="P7" style:family="paragraph" style:parent-style-name="Text_20_body">
      <style:paragraph-properties fo:text-align="justify" style:justify-single-word="false"/>
      <style:text-properties officeooo:paragraph-rsid="000c4c8d"/>
    </style:style>
    <style:style style:name="P8" style:family="paragraph" style:parent-style-name="Text_20_body">
      <style:paragraph-properties fo:text-align="justify" style:justify-single-word="false"/>
      <style:text-properties officeooo:paragraph-rsid="001deb2e"/>
    </style:style>
    <style:style style:name="P9" style:family="paragraph" style:parent-style-name="Text_20_body">
      <style:paragraph-properties fo:text-align="justify" style:justify-single-word="false"/>
      <style:text-properties officeooo:paragraph-rsid="001f33a6"/>
    </style:style>
    <style:style style:name="P10" style:family="paragraph" style:parent-style-name="Text_20_body">
      <style:paragraph-properties fo:text-align="justify" style:justify-single-word="false"/>
      <style:text-properties officeooo:paragraph-rsid="002085fd"/>
    </style:style>
    <style:style style:name="P11" style:family="paragraph" style:parent-style-name="Text_20_body">
      <style:paragraph-properties fo:text-align="justify" style:justify-single-word="false"/>
      <style:text-properties officeooo:rsid="000d703a" officeooo:paragraph-rsid="000d703a"/>
    </style:style>
    <style:style style:name="P12" style:family="paragraph" style:parent-style-name="Text_20_body">
      <style:paragraph-properties fo:text-align="justify" style:justify-single-word="false"/>
      <style:text-properties officeooo:rsid="0012c5c3" officeooo:paragraph-rsid="0012c5c3"/>
    </style:style>
    <style:style style:name="P13" style:family="paragraph" style:parent-style-name="Text_20_body">
      <style:paragraph-properties fo:text-align="justify" style:justify-single-word="false"/>
      <style:text-properties officeooo:rsid="0012c5c3" officeooo:paragraph-rsid="001482f5"/>
    </style:style>
    <style:style style:name="P14" style:family="paragraph" style:parent-style-name="Text_20_body">
      <style:paragraph-properties fo:text-align="justify" style:justify-single-word="false"/>
      <style:text-properties officeooo:rsid="0012c5c3" officeooo:paragraph-rsid="0014e8c8"/>
    </style:style>
    <style:style style:name="P15" style:family="paragraph" style:parent-style-name="Text_20_body">
      <style:paragraph-properties fo:text-align="justify" style:justify-single-word="false"/>
      <style:text-properties officeooo:rsid="0012c5c3" officeooo:paragraph-rsid="0015f7de"/>
    </style:style>
    <style:style style:name="P16" style:family="paragraph" style:parent-style-name="Text_20_body">
      <style:paragraph-properties fo:text-align="justify" style:justify-single-word="false"/>
      <style:text-properties officeooo:rsid="0012c5c3" officeooo:paragraph-rsid="00173b85"/>
    </style:style>
    <style:style style:name="P17" style:family="paragraph" style:parent-style-name="Text_20_body">
      <style:paragraph-properties fo:text-align="justify" style:justify-single-word="false"/>
      <style:text-properties officeooo:rsid="0012c5c3" officeooo:paragraph-rsid="0018e474"/>
    </style:style>
    <style:style style:name="P18" style:family="paragraph" style:parent-style-name="Text_20_body">
      <style:paragraph-properties fo:text-align="justify" style:justify-single-word="false"/>
      <style:text-properties officeooo:rsid="0012c5c3" officeooo:paragraph-rsid="001b5355"/>
    </style:style>
    <style:style style:name="P19" style:family="paragraph" style:parent-style-name="Text_20_body">
      <style:paragraph-properties fo:text-align="justify" style:justify-single-word="false"/>
      <style:text-properties officeooo:rsid="0014e8c8" officeooo:paragraph-rsid="0014e8c8"/>
    </style:style>
    <style:style style:name="P20" style:family="paragraph" style:parent-style-name="Text_20_body">
      <style:paragraph-properties fo:text-align="justify" style:justify-single-word="false"/>
      <style:text-properties officeooo:rsid="00157ee8" officeooo:paragraph-rsid="00157ee8"/>
    </style:style>
    <style:style style:name="P21" style:family="paragraph" style:parent-style-name="Text_20_body">
      <style:paragraph-properties fo:text-align="justify" style:justify-single-word="false"/>
      <style:text-properties officeooo:rsid="00173b85" officeooo:paragraph-rsid="00173b85"/>
    </style:style>
    <style:style style:name="P22" style:family="paragraph" style:parent-style-name="Text_20_body">
      <style:paragraph-properties fo:text-align="justify" style:justify-single-word="false"/>
      <style:text-properties officeooo:rsid="00173b85" officeooo:paragraph-rsid="0018e474"/>
    </style:style>
    <style:style style:name="P23" style:family="paragraph" style:parent-style-name="Text_20_body">
      <style:paragraph-properties fo:text-align="justify" style:justify-single-word="false"/>
      <style:text-properties officeooo:rsid="00173b85" officeooo:paragraph-rsid="001c628b"/>
    </style:style>
    <style:style style:name="P24" style:family="paragraph" style:parent-style-name="Text_20_body">
      <style:paragraph-properties fo:text-align="justify" style:justify-single-word="false"/>
      <style:text-properties officeooo:rsid="00173b85" officeooo:paragraph-rsid="001deb2e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0d36a2" officeooo:paragraph-rsid="001deb2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2c5c3" officeooo:paragraph-rsid="0012c5c3"/>
    </style:style>
    <style:style style:name="P2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4e8c8" officeooo:paragraph-rsid="0014e8c8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57ee8" officeooo:paragraph-rsid="00157ee8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73b85" officeooo:paragraph-rsid="00173b85" style:font-weight-asian="normal" style:font-weight-complex="normal"/>
    </style:style>
    <style:style style:name="P30" style:family="paragraph" style:parent-style-name="Heading_20_1">
      <style:text-properties officeooo:rsid="000d36a2" officeooo:paragraph-rsid="000d36a2"/>
    </style:style>
    <style:style style:name="P31" style:family="paragraph" style:parent-style-name="Heading_20_1">
      <style:paragraph-properties fo:break-before="page"/>
      <style:text-properties officeooo:rsid="001ead4f" officeooo:paragraph-rsid="000c4c8d"/>
    </style:style>
    <style:style style:name="P32" style:family="paragraph" style:parent-style-name="Subtitle">
      <style:text-properties officeooo:rsid="001dd80f" officeooo:paragraph-rsid="000c4c8d"/>
    </style:style>
    <style:style style:name="P33" style:family="paragraph" style:parent-style-name="Subtitle">
      <style:text-properties officeooo:rsid="000d36a2" officeooo:paragraph-rsid="000d36a2"/>
    </style:style>
    <style:style style:name="P34" style:family="paragraph" style:parent-style-name="Title">
      <style:text-properties officeooo:rsid="000d36a2" officeooo:paragraph-rsid="000d36a2"/>
    </style:style>
    <style:style style:name="P35" style:family="paragraph" style:parent-style-name="Heading_20_2">
      <style:text-properties officeooo:paragraph-rsid="000d36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44a" style:font-weight-asian="bold" style:font-weight-complex="bold"/>
    </style:style>
    <style:style style:name="T3" style:family="text">
      <style:text-properties fo:font-weight="bold" officeooo:rsid="001b5355" style:font-weight-asian="bold" style:font-weight-complex="bold"/>
    </style:style>
    <style:style style:name="T4" style:family="text">
      <style:text-properties fo:font-weight="bold" officeooo:rsid="001c628b" style:font-weight-asian="bold" style:font-weight-complex="bold"/>
    </style:style>
    <style:style style:name="T5" style:family="text">
      <style:text-properties officeooo:rsid="001ead4f"/>
    </style:style>
    <style:style style:name="T6" style:family="text">
      <style:text-properties fo:font-style="italic" fo:font-weight="normal" officeooo:rsid="0017744a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17744a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officeooo:rsid="000f3755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82f5" style:font-weight-asian="normal" style:font-weight-complex="normal"/>
    </style:style>
    <style:style style:name="T11" style:family="text">
      <style:text-properties fo:font-weight="normal" officeooo:rsid="0014e8c8" style:font-weight-asian="normal" style:font-weight-complex="normal"/>
    </style:style>
    <style:style style:name="T12" style:family="text">
      <style:text-properties fo:font-weight="normal" officeooo:rsid="00157ee8" style:font-weight-asian="normal" style:font-weight-complex="normal"/>
    </style:style>
    <style:style style:name="T13" style:family="text">
      <style:text-properties fo:font-weight="normal" officeooo:rsid="0015f7de" style:font-weight-asian="normal" style:font-weight-complex="normal"/>
    </style:style>
    <style:style style:name="T14" style:family="text">
      <style:text-properties fo:font-weight="normal" officeooo:rsid="00163fc8" style:font-weight-asian="normal" style:font-weight-complex="normal"/>
    </style:style>
    <style:style style:name="T15" style:family="text">
      <style:text-properties fo:font-weight="normal" officeooo:rsid="00173b85" style:font-weight-asian="normal" style:font-weight-complex="normal"/>
    </style:style>
    <style:style style:name="T16" style:family="text">
      <style:text-properties fo:font-weight="normal" officeooo:rsid="0017744a" style:font-weight-asian="normal" style:font-weight-complex="normal"/>
    </style:style>
    <style:style style:name="T17" style:family="text">
      <style:text-properties fo:font-weight="normal" officeooo:rsid="0018e474" style:font-weight-asian="normal" style:font-weight-complex="normal"/>
    </style:style>
    <style:style style:name="T18" style:family="text">
      <style:text-properties fo:font-weight="normal" officeooo:rsid="001ae31c" style:font-weight-asian="normal" style:font-weight-complex="normal"/>
    </style:style>
    <style:style style:name="T19" style:family="text">
      <style:text-properties fo:font-weight="normal" officeooo:rsid="001b5355" style:font-weight-asian="normal" style:font-weight-complex="normal"/>
    </style:style>
    <style:style style:name="T20" style:family="text">
      <style:text-properties fo:font-weight="normal" officeooo:rsid="001c628b" style:font-weight-asian="normal" style:font-weight-complex="normal"/>
    </style:style>
    <style:style style:name="T21" style:family="text">
      <style:text-properties fo:font-weight="normal" officeooo:rsid="00227424" style:font-weight-asian="normal" style:font-weight-complex="normal"/>
    </style:style>
    <style:style style:name="T22" style:family="text">
      <style:text-properties fo:font-weight="normal" officeooo:rsid="00235132" style:font-weight-asian="normal" style:font-weight-complex="normal"/>
    </style:style>
    <style:style style:name="T23" style:family="text">
      <style:text-properties fo:font-weight="normal" officeooo:rsid="0023dbbd" style:font-weight-asian="normal" style:font-weight-complex="normal"/>
    </style:style>
    <style:style style:name="T24" style:family="text">
      <style:text-properties fo:font-weight="normal" officeooo:rsid="0025415a" style:font-weight-asian="normal" style:font-weight-complex="normal"/>
    </style:style>
    <style:style style:name="T25" style:family="text">
      <style:text-properties fo:font-weight="normal" officeooo:rsid="0025a42e" style:font-weight-asian="normal" style:font-weight-complex="normal"/>
    </style:style>
    <style:style style:name="T26" style:family="text">
      <style:text-properties fo:font-weight="normal" officeooo:rsid="0025eb23" style:font-weight-asian="normal" style:font-weight-complex="normal"/>
    </style:style>
    <style:style style:name="T27" style:family="text">
      <style:text-properties officeooo:rsid="000d36a2"/>
    </style:style>
    <style:style style:name="T28" style:family="text">
      <style:text-properties officeooo:rsid="00239d41"/>
    </style:style>
    <style:style style:name="T29" style:family="text">
      <style:text-properties officeooo:rsid="000f3755"/>
    </style:style>
    <style:style style:name="T30" style:family="text">
      <style:text-properties style:text-underline-style="solid" style:text-underline-width="auto" style:text-underline-color="font-color" fo:font-weight="normal" officeooo:rsid="00163fc8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1deb2e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1f33a6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officeooo:rsid="001deb2e"/>
    </style:style>
    <style:style style:name="T34" style:family="text">
      <style:text-properties style:text-underline-style="none" fo:font-weight="bold" officeooo:rsid="001deb2e" style:font-weight-asian="bold" style:font-weight-complex="bold"/>
    </style:style>
    <style:style style:name="T35" style:family="text">
      <style:text-properties style:text-underline-style="none" fo:font-weight="bold" officeooo:rsid="001f33a6" style:font-weight-asian="bold" style:font-weight-complex="bold"/>
    </style:style>
    <style:style style:name="T36" style:family="text">
      <style:text-properties style:text-underline-style="none" fo:font-weight="bold" officeooo:rsid="002085fd" style:font-weight-asian="bold" style:font-weight-complex="bold"/>
    </style:style>
    <style:style style:name="T37" style:family="text">
      <style:text-properties style:text-underline-style="none" fo:font-weight="normal" officeooo:rsid="001deb2e" style:font-weight-asian="normal" style:font-weight-complex="normal"/>
    </style:style>
    <style:style style:name="T38" style:family="text">
      <style:text-properties style:text-underline-style="none" fo:font-weight="normal" officeooo:rsid="001f33a6" style:font-weight-asian="normal" style:font-weight-complex="normal"/>
    </style:style>
    <style:style style:name="T39" style:family="text">
      <style:text-properties style:text-underline-style="none" fo:font-weight="normal" officeooo:rsid="002649e1" style:font-weight-asian="normal" style:font-weight-complex="normal"/>
    </style:style>
    <style:style style:name="T40" style:family="text">
      <style:text-properties style:text-underline-style="none" officeooo:rsid="001deb2e"/>
    </style:style>
    <style:style style:name="T41" style:family="text">
      <style:text-properties officeooo:rsid="00115d28"/>
    </style:style>
    <style:style style:name="T42" style:family="text">
      <style:text-properties officeooo:rsid="0012c5c3"/>
    </style:style>
    <style:style style:name="T43" style:family="text">
      <style:text-properties officeooo:rsid="0014e8c8"/>
    </style:style>
    <style:style style:name="T44" style:family="text">
      <style:text-properties officeooo:rsid="0017744a"/>
    </style:style>
    <style:style style:name="T45" style:family="text">
      <style:text-properties officeooo:rsid="001b53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shot"/>
      </text:sequence-decls>
      <text:p text:style-name="P34">Data Compression and Video Coding </text:p>
      <text:p text:style-name="P33">Complementos Sobre Linguagens de Programação</text:p>
      <text:p text:style-name="P32">Tiago Melo 89005</text:p>
      <text:p text:style-name="P32">João Nogueira 89262</text:p>
      <text:h text:style-name="P31" text:outline-level="1">Introdução</text:h>
      <text:p text:style-name="P7"><text:tab/><text:span text:style-name="T5">Este relatório visa descrever o trabalho desenvolvido na realização deste projeto, dando conta das linguagens utilizadas, classes e funcionalidades desenvolvidas, e respetivos programas de teste e sua utilização.</text:span></text:p>
      <text:h text:style-name="P30" text:outline-level="1"><text:span text:style-name="T41">Classes e funcionalidades</text:span> desenvolvid<text:span text:style-name="T41">as</text:span></text:h>
      <text:p text:style-name="P7"><text:tab/><text:span text:style-name="T42">Todo o projeto foi desenvolvido exclusivamente em Python, não tendo sido feito qualquer código funcional em C++, de acordo com as prioridades e objetivos estabelecidos ao longo do tempo na cadeira de CSLP, face às circunstâncias.</text:span></text:p>
      <text:p text:style-name="P7"/>
      <text:p text:style-name="P7"><text:tab/><text:span text:style-name="T42">O projeto foi assim trabalhado de acordo com as fases estabelecidas no guião, que iremos agora abordar.</text:span></text:p>
      <text:p text:style-name="P7"/>
      <text:p text:style-name="P26">Data Compression – <text:span text:style-name="T9">Bitstream</text:span></text:p>
      <text:p text:style-name="P12"><text:span text:style-name="T1"><text:tab/></text:span><text:span text:style-name="T9">A classe </text:span><text:span text:style-name="T1">Bitstream.py</text:span><text:span text:style-name="T9"> contém os métodos desenvolvidos </text:span><text:span text:style-name="T10">para ler e escrever bits para ficheiros binários. Esta classe é inicializad</text:span><text:span text:style-name="T21">a</text:span><text:span text:style-name="T10"> com o nome do ficheiro e um de dois modos, mutuamente exclusivos, o de ‘READ’, para leitura, e o de ‘WRITE’, para escrita.</text:span></text:p>
      <text:p text:style-name="P13"><text:span text:style-name="T10"><text:s/><text:tab/>É então possível a escrita de um ou mais bits (writebit() e writebits()), a leitura de um ou mais bits (readbit() e readbits()), a leitura ou escrita de um valor (numérico) com N número de bits (write_n_bits() e read_n_bits()), </text:span><text:span text:style-name="T11">abortando o programa caso não seja possível escrever dado valor com esse número de bits</text:span><text:span text:style-name="T10">, e ainda a escrita de texto, </text:span><text:span text:style-name="T11">com 8 bits, método útil para escrever headers com as informações dos vídeos codificados.</text:span><text:span text:style-name="T10"> </text:span></text:p>
      <text:p text:style-name="P13"><text:span text:style-name="T10"><text:tab/></text:span><text:span text:style-name="T11">A classe foi utilizada com sucesso para ler e escrever bits respetivos aos pixéis de cada frame do vídeo codificado, na fase de Video Coding.</text:span></text:p>
      <text:p text:style-name="P13"><text:span text:style-name="T11"><text:tab/>Está ainda presente um programa de teste unitário da classe, ‘bitstream_test.py’.</text:span></text:p>
      <text:p text:style-name="P13"><text:span text:style-name="T11"/></text:p>
      <text:p text:style-name="P27">Data Compression – Golomb</text:p>
      <text:p text:style-name="P19"><text:span text:style-name="T1"><text:tab/></text:span><text:span text:style-name="T9">A classe </text:span><text:span text:style-name="T1">Golomb.py </text:span><text:span text:style-name="T9">contém métodos respetivos para codificar números e descodificar sequências de bits, sendo inicializada com um par</text:span><text:span text:style-name="T22">â</text:span><text:span text:style-name="T9">metro M, respetivo ao fator do Golomb.</text:span></text:p>
      <text:p text:style-name="P19"><text:span text:style-name="T9"><text:tab/></text:span><text:span text:style-name="T12">A implementação da codificação é feita com a sequência respetiva ao quociente, codificada em unário (com X número de 1’s e um 0 como terminador) seguida da sequência respetiva ao resto, codificada em binário, tendo em atenção que o número de bits dessa sequência deve ser igual ao logaritmo de 2 do fator inicializado no Golomb.</text:span></text:p>
      <text:p text:style-name="P19"><text:span text:style-name="T12"><text:tab/>É de notar que não foi implementada a codificação/descodificação em truncated binary encoding, para par</text:span><text:span text:style-name="T23">â</text:span><text:span text:style-name="T12">metros de M!=2^x (bem como qualquer método de análise para o melhor valor de M baseado no vídeo apresentado), sendo que o Golomb só deve ser então utilizado para valores de M que sejam potências de 2.</text:span></text:p>
      <text:p text:style-name="P1"><text:soft-page-break/><text:span text:style-name="T11"><text:tab/>A classe foi utilizada com sucesso para codificar e descodificar os bits da Bitstream, relativos aos pixéis de cada frame dos vídeos codificados, na fase de Video Coding.</text:span></text:p>
      <text:p text:style-name="P1"><text:span text:style-name="T11"/></text:p>
      <text:p text:style-name="P14"><text:span text:style-name="T11"><text:tab/>Está ainda presente um programa de teste unitário da classe, ‘golomb_test.py’.</text:span></text:p>
      <text:p text:style-name="P14"><text:span text:style-name="T11"/></text:p>
      <text:p text:style-name="P28"><text:span text:style-name="T43">V</text:span>ideo Coding – Video Player</text:p>
      <text:p text:style-name="P20"><text:span text:style-name="T1"><text:tab/></text:span><text:span text:style-name="T9">A classe </text:span><text:span text:style-name="T1">VideoPlayer.py</text:span><text:span text:style-name="T9"> contém os métodos necessários para ler o ficheiro relativo a um vídeo em YUV, e reproduzir o mesmo no terminal.</text:span></text:p>
      <text:p text:style-name="P20"><text:span text:style-name="T9"><text:tab/>Para tal, </text:span><text:span text:style-name="T14">toda a informação relativa ao vídeo, é lida e guardada em estruturas apropriadas, sendo os valores dos pixéis guardados em arrays de NumPy com shape </text:span><text:span text:style-name="T24">adequada</text:span><text:span text:style-name="T14"> consoante o color space e subsampling dos componentes Y U V do vídeo.</text:span></text:p>
      <text:p text:style-name="P20"><text:span text:style-name="T14"><text:tab/>Antes da conversão para RGB, é necessário, caso estejamos perante os formatos 422 ou 420, o resizing dos arrays respetivos a cada componente do vídeo (um array de arrays NumPy para cada componente YUV com tamanho igual ao número de frames) fazendo com que os arrays das componentes U e V tenham o mesmo formato e quantidade de informação como a da componente V. É para isso utilizado o método ‘resize’ da biblioteca NumPy. São então convertidos todos os píxeis de cada frame do vídeo para RGB, através de contas aritméticas, e mostrados no ecrã através da biblioteca OpenCV do Python.</text:span></text:p>
      <text:p text:style-name="P20"><text:span text:style-name="T14"><text:tab/>Por questões de desenvolvimento do projeto, </text:span><text:span text:style-name="T30">cada frame do vídeo está a ser mostrada durante 1 segundo</text:span><text:span text:style-name="T14">, antes de passar para o seguinte, podendo isto ser mudado ao alterar o valor ‘1000’ no método ‘play_video()’.</text:span></text:p>
      <text:p text:style-name="P2"><text:span text:style-name="T11"><text:tab/>A classe foi utilizada com sucesso para </text:span><text:span text:style-name="T13">correr vídeos YUV no terminal, em qualquer dos formatos (444,422,420) e ainda para verificar visualmente a correta codificação e descodificação de vídeos nas fases posteriores do projeto, de Intra e Inter Frame Encoding </text:span><text:span text:style-name="T15">(o programa contém para este efeito uma segunda forma de inicialização em que é passada a classe de Python com o ficheiro descodificado, em vez do path para o ficheiro).</text:span></text:p>
      <text:p text:style-name="P2"><text:span text:style-name="T11"/></text:p>
      <text:p text:style-name="P15"><text:span text:style-name="T11"><text:tab/>Está ainda presente um programa de teste da classe, ‘</text:span><text:span text:style-name="T13">video</text:span><text:span text:style-name="T11">_</text:span><text:span text:style-name="T13">player_</text:span><text:span text:style-name="T11">test.py’.</text:span></text:p>
      <text:p text:style-name="P15"><text:span text:style-name="T11"/></text:p>
      <text:p text:style-name="P29"><text:span text:style-name="T43">V</text:span>ideo Coding – Intra-Frame Encoder</text:p>
      <text:p text:style-name="P21"><text:span text:style-name="T1"><text:tab/></text:span><text:span text:style-name="T9">Na classe </text:span><text:span text:style-name="T1">IntraCodec.py</text:span><text:span text:style-name="T9"> foi implementada uma versão de um codificador intra-frame sem perdas, analisando os pixéis adjacentes de cada pixel, escolhendo o melhor e codificando a sua diferença.</text:span></text:p>
      <text:p text:style-name="P21"><text:span text:style-name="T9"><text:tab/></text:span><text:span text:style-name="T16">O funcionamento da classe é o seguinte, o vídeo é lido do ficheiro original e armazenado nas estruturas do programa. O vídeo é então codificado, começando pela escrita do header, que contém as informações originais do ficheiro como width e height, e outros parâmetros necessários à descodificação com o par</text:span><text:span text:style-name="T25">â</text:span><text:span text:style-name="T16">metro de inicialização do Golomb. Cada pixel de cada frame é então iterado, sendo decidido o pixel adjacente ‘predicted’ consoante a implementação da fórmula do algoritmo do preditor </text:span><text:span text:style-name="T6">JPEG-LS non-linear, </text:span><text:span text:style-name="T7">sendo codificado a diferença entre estes dois pixéis, através do Golomb e da Bitstream. Todos os valores são precedidos por um bit 0 ou 1 indicativo se o valor é positivo ou negativo.</text:span></text:p>
      <text:p text:style-name="P21"><text:soft-page-break/><text:span text:style-name="T7"><text:tab/>Na descodificação está presente o processo inverso, desde a leitura e descodificação do header, até à leitura e descodificação dos pixéis através do Golomb, Bitstream e reconstrução dos mesmos através da soma da diferença codificado com o pixel predicted.</text:span></text:p>
      <text:p text:style-name="P3"><text:span text:style-name="T11"><text:tab/>A classe foi utilizada com sucesso para </text:span><text:span text:style-name="T15">codificar e descodificar os três formatos de vídeo (444,422,420) reduzindo significativamente o espaço ocupado pelos mesmos, e verificada a integridade dos valores dos pixéis antes e depois da conversão.</text:span></text:p>
      <text:p text:style-name="P3"><text:span text:style-name="T11"/></text:p>
      <text:p text:style-name="P16"><text:span text:style-name="T11"><text:tab/>Está ainda presente um programa de teste da classe, ‘</text:span><text:span text:style-name="T15">intra_codec</text:span><text:span text:style-name="T13">_</text:span><text:span text:style-name="T11">test.py’.</text:span></text:p>
      <text:p text:style-name="P21"><text:span text:style-name="T9"/></text:p>
      <text:p text:style-name="P29">Video Coding – Hybrid-<text:span text:style-name="T44">Frame Encoder</text:span></text:p>
      <text:p text:style-name="P21"><text:span text:style-name="T2"><text:tab/></text:span><text:span text:style-name="T16">Na classe </text:span><text:span text:style-name="T2">HybridCodec.py</text:span><text:span text:style-name="T16"> </text:span><text:span text:style-name="T17">está presente a nossa implementação de um codificador Inter-Frame híbrido, fazendo sempre codificação Intra-Frame na primeira frame do vídeo, e Inter-Frame nas restantes.</text:span></text:p>
      <text:p text:style-name="P21"><text:span text:style-name="T17"><text:tab/>O programa começa por ler o vídeo original do ficheiro indicado. A seguir começa a codificar o vídeo. É acrescentado ao header a informação do tamanho dos blocos (quadrados) e da </text:span><text:span text:style-name="T26">á</text:span><text:span text:style-name="T17">rea de pesquisa de blocos. A primeira frame é codificada de forma similar à indicada no módulo anterior. Em todas as restantes, são criados arrays (matrizes) respetivos as posições e conteúdos dos respetivos blocos de pixéis em cada frame. Para cada bloco da frame presente é encontrado o bloco da frame anterior mais similar a este, sendo que esse bloco tem que estar dentro da range definida em termos de posição (argumento search_area). O bloco </text:span><text:span text:style-name="T18">mais </text:span><text:span text:style-name="T17">similar é aquele cuja soma dos valores absolutos das diferenças entre pixéis </text:span><text:span text:style-name="T18">dos dois blocos,</text:span><text:span text:style-name="T17"> é menor. </text:span><text:span text:style-name="T18">O processo é agora similar ao do módulo anterior, é codificado em primeiro lugar o vetor respetivo à posição relativa na frame do bloco mais similar, seguido de todos os pixéis desse bloco de diferenças. </text:span><text:span text:style-name="T19">Do outro lado os vetores e blocos de diferenças de pixéis são descodificadas, e reconstruídas as frames.</text:span></text:p>
      <text:p text:style-name="P22"><text:span text:style-name="T17"><text:tab/></text:span><text:span text:style-name="T11">A classe foi utilizada com sucesso para </text:span><text:span text:style-name="T9">codificar e descodificar os três formatos de vídeo (444,422,420) reduzindo significativamente o espaço ocupado pelos mesmos, e verificada a integridade dos valores dos pixéis antes e depois da conversão.</text:span></text:p>
      <text:p text:style-name="P4"><text:span text:style-name="T11"/></text:p>
      <text:p text:style-name="P17"><text:span text:style-name="T11"><text:tab/>Está ainda presente um programa de teste da classe, ‘</text:span><text:span text:style-name="T17">hybrid</text:span><text:span text:style-name="T15">_codec</text:span><text:span text:style-name="T13">_</text:span><text:span text:style-name="T11">test.py’.</text:span></text:p>
      <text:p text:style-name="P21"><text:span text:style-name="T9"/></text:p>
      <text:p text:style-name="P29">Video Coding – Lossy <text:span text:style-name="T45">Coding</text:span></text:p>
      <text:p text:style-name="P21"><text:span text:style-name="T3"><text:tab/></text:span><text:span text:style-name="T20">A funcionalidade de </text:span><text:span text:style-name="T4">Lossy Coding</text:span><text:span text:style-name="T20"> nas duas vertentes de codificados (Intra e Inter) foi implementada através da quantização dos valores das componentes de cor do vídeo.</text:span></text:p>
      <text:p text:style-name="P21"><text:span text:style-name="T20"><text:tab/>São passados três argumentos na inicialização do programa, referentes ao fator de quantização de cada componente (YUV). Os valores são assim divididos por esse fator durante o encoding com a Bitstream, e multiplicados pelo mesmo fator no decoding. Devido ao floor() utilizado na divisão durante o encoding, ocorre perda da informação do vídeo, sendo esta maior quanto maior for o fator de quantização.</text:span></text:p>
      <text:p text:style-name="P23"><text:span text:style-name="T20"><text:tab/>Para corrigir a propagação do erro, cada pixel codificado é atualizado durante a codificação, passando a ter valor do pixel, somado com a diferença com que está a ser codificado.</text:span></text:p>
      <text:p text:style-name="P23"><text:soft-page-break/><text:span text:style-name="T3"><text:tab/></text:span><text:span text:style-name="T11">A </text:span><text:span text:style-name="T19">funcionalidade</text:span><text:span text:style-name="T11"> foi utilizada com sucesso para </text:span><text:span text:style-name="T9">codificar e descodificar os três formatos de vídeo (444,422,420) reduzindo significativamente o espaço ocupado pelos mesmos, </text:span><text:span text:style-name="T19">com o custo da perda de alguma informação.</text:span></text:p>
      <text:p text:style-name="P18"><text:span text:style-name="T11"><text:tab/>Está ainda presente um programa de teste d</text:span><text:span text:style-name="T19">esta funcionalidade, na vertente de Intra-Frame Encoding, no programa</text:span><text:span text:style-name="T11">, ‘</text:span><text:span text:style-name="T19">lossy_intra_coding</text:span><text:span text:style-name="T13">_</text:span><text:span text:style-name="T11">test.py’.</text:span></text:p>
      <text:p text:style-name="P21"><text:span text:style-name="T9"/></text:p>
      <text:p text:style-name="P23"><text:span text:style-name="T9"><text:tab/></text:span></text:p>
      <text:p text:style-name="P23"><text:span text:style-name="T9"/></text:p>
      <text:p text:style-name="P24"><text:span text:style-name="T9">É de notar que todos estes programas </text:span><text:span text:style-name="T20">apresentam um tempo de execução considerável</text:span><text:span text:style-name="T9"> para grande número de frames, podendo este número ser customizado nos argumentos de execução dos programas. No desenvolvimento do projeto foram usados valores pequenos de 1 a 3 frames, sendo </text:span><text:span text:style-name="T20">no entanto</text:span><text:span text:style-name="T9"> óbvia a correta execução dos programas para qualquer número de frames.</text:span></text:p>
      <text:p text:style-name="P25">Execução dos programas de teste</text:p>
      <text:p text:style-name="P7"><text:tab/><text:span text:style-name="T33">bitstream_test.py</text:span><text:span text:style-name="T34">- </text:span><text:span text:style-name="T37">Este programa, de teste unitário da Bitstream, escreve uma sequência de bits num ficheiro, e ainda um valor </text:span><text:span text:style-name="T39">numérico</text:span><text:span text:style-name="T37"> com N número de bits (caso seja possível). Posteriormente lê os mesmos valores e apresenta-os no terminal.</text:span></text:p>
      <text:p text:style-name="P7"><text:span text:style-name="T37"><text:tab/>Corrido </text:span><text:span text:style-name="T31">sem argumentos</text:span><text:span text:style-name="T37"> (python3 bitstream_test.py) utiliza valores default, a sequência 0010101, e o número 49 com 6 bits.</text:span></text:p>
      <text:p text:style-name="P8"><text:span text:style-name="T37"><text:tab/>Se corrido com 3 argumentos extra ( python3 bitstream_test.py 10010 37 8 ) irá escrever a sequência 10010 de bits, e escrever <text:s/>o número 37 com 8 bits.</text:span></text:p>
      <text:p text:style-name="P8"><text:span text:style-name="T37"><text:tab/></text:span><text:span text:style-name="T34">python3 bitstream_test.py &lt;sequenciaDe1’sE0’s&gt; &lt;valorNumerico&gt; &lt;NumeroBits&gt;</text:span></text:p>
      <text:p text:style-name="P8"><text:span text:style-name="T34"/></text:p>
      <text:p text:style-name="P5"><text:span text:style-name="T40"><text:tab/></text:span><text:span text:style-name="T33">golomb_test.py</text:span><text:span text:style-name="T34">- </text:span><text:span text:style-name="T37">Este programa, de teste unitário do Golomb, codifica uma série de números <text:s/>presentes no ficheiro testFile.txt, e descodifica-os novamente, mostrando os mesmos no terminal.</text:span></text:p>
      <text:p text:style-name="P5"><text:span text:style-name="T37"/></text:p>
      <text:p text:style-name="P8"><text:span text:style-name="T37"><text:tab/>Corrido </text:span><text:span text:style-name="T31">sem argumentos</text:span><text:span text:style-name="T37"> (python3 golomb_test.py) utiliza um valor default para o argumento do Golomb, m=32.</text:span></text:p>
      <text:p text:style-name="P8"><text:span text:style-name="T37"><text:tab/>Se corrido com 1 argumentos extra ( python3 </text:span><text:span text:style-name="T38">golomb</text:span><text:span text:style-name="T37">_test.py 4 ) irá usar o valor 4 como parâmetro de inicialização do fator do Golomb.</text:span></text:p>
      <text:p text:style-name="P8"><text:span text:style-name="T37"><text:tab/></text:span><text:span text:style-name="T34">python3 golomb_test.py &lt;fatorMGolomb&gt;</text:span></text:p>
      <text:p text:style-name="P8"><text:span text:style-name="T34"><text:tab/></text:span></text:p>
      <text:p text:style-name="P8"><text:span text:style-name="T34"/></text:p>
      <text:p text:style-name="P8"><text:span text:style-name="T34"/></text:p>
      <text:p text:style-name="P8"><text:span text:style-name="T34"/></text:p>
      <text:p text:style-name="P8"><text:span text:style-name="T34"/></text:p>
      <text:p text:style-name="P8"><text:span text:style-name="T34"/></text:p>
      <text:p text:style-name="P8"><text:soft-page-break/><text:span text:style-name="T34"><text:tab/></text:span><text:span text:style-name="T31">video_player_test.py</text:span><text:span text:style-name="T34">- </text:span><text:span text:style-name="T37">Este programa </text:span><text:span text:style-name="T38">de teste do Video Player, converte e mostra no ecrã X frames do vídeo YUV.</text:span></text:p>
      <text:p text:style-name="P8"><text:span text:style-name="T37"><text:tab/></text:span><text:span text:style-name="T38">Precisa necessariamente de um argumento, por exemplo, </text:span><text:span text:style-name="T37">( python3 </text:span><text:span text:style-name="T38">video</text:span><text:span text:style-name="T37">_</text:span><text:span text:style-name="T38">player_</text:span><text:span text:style-name="T37">test.py </text:span><text:span text:style-name="T38">3</text:span><text:span text:style-name="T37"> ) irá </text:span><text:span text:style-name="T38">mostrar as primeiras 3 frames do vídeo. Podemos escrever ‘all’ em vez um valor númerico para converter e mostrar todas as frames do vídeo (embora não seja aconselhável devido ao elevado tempo de execução).</text:span></text:p>
      <text:p text:style-name="P8"><text:span text:style-name="T38"><text:tab/>A seguir será pedido ao utilizador a escolha de um dos 3 vídeos presentes no nosso repositório.</text:span></text:p>
      <text:p text:style-name="P8"><text:span text:style-name="T37"><text:tab/></text:span><text:span text:style-name="T34">python3 </text:span><text:span text:style-name="T35">video_player</text:span><text:span text:style-name="T34">_test.py &lt;</text:span><text:span text:style-name="T35">NumeroDeFramesLimite&gt;</text:span></text:p>
      <text:p text:style-name="P8"><text:span text:style-name="T35"/></text:p>
      <text:p text:style-name="P6"><text:span text:style-name="T37"><text:tab/></text:span><text:span text:style-name="T32">intra_codec</text:span><text:span text:style-name="T31">_test.py</text:span><text:span text:style-name="T34">- </text:span><text:span text:style-name="T37">Este programa </text:span><text:span text:style-name="T38">de teste do Intra Codec, codifica, descodifica e mostra ainda no ecrã X frames do vídeo.</text:span></text:p>
      <text:p text:style-name="P9"><text:span text:style-name="T37"><text:tab/></text:span><text:span text:style-name="T38">Necessita de 2 argumentos, por exemplo, </text:span><text:span text:style-name="T37">( python3 </text:span><text:span text:style-name="T38">intra_codec_</text:span><text:span text:style-name="T37">test.py </text:span><text:span text:style-name="T38">3 4</text:span><text:span text:style-name="T37"> ) irá </text:span><text:span text:style-name="T38">codificar/descodificar/mostrar no ecrã 3 frames do vídeo, usando o parâmetro de Golomb M=4.</text:span></text:p>
      <text:p text:style-name="P9"><text:span text:style-name="T38"><text:tab/>A seguir será pedido ao utilizador a escolha de um dos 3 vídeos presentes no nosso repositório.</text:span></text:p>
      <text:p text:style-name="P9"><text:span text:style-name="T37"><text:tab/></text:span><text:span text:style-name="T34">python3 </text:span><text:span text:style-name="T35">intra_codec</text:span><text:span text:style-name="T34">_test.py &lt;</text:span><text:span text:style-name="T35">NumeroDeFramesLimite&gt; &lt;ParametroGolomb&gt;</text:span></text:p>
      <text:p text:style-name="P9"><text:span text:style-name="T35"/></text:p>
      <text:p text:style-name="P6"><text:span text:style-name="T38"><text:tab/></text:span><text:span text:style-name="T32">hybrid_codec</text:span><text:span text:style-name="T31">_test.py</text:span><text:span text:style-name="T34">- </text:span><text:span text:style-name="T37">Este programa </text:span><text:span text:style-name="T38">de teste do Hybrid Codec, codifica, descodifica e mostra ainda no ecrã X frames do vídeo.</text:span></text:p>
      <text:p text:style-name="P9"><text:span text:style-name="T37"><text:tab/></text:span><text:span text:style-name="T38">Necessita de 4 argumentos, por exemplo, </text:span><text:span text:style-name="T37">( python3 </text:span><text:span text:style-name="T38">intra_codec_</text:span><text:span text:style-name="T37">test.py </text:span><text:span text:style-name="T38">3 4 8 1</text:span><text:span text:style-name="T37"> ) irá </text:span><text:span text:style-name="T38">codificar/descodificar/mostrar no ecrã 3 frames do vídeo, usando o parâmetro de Golomb M=4, com tamanho dos blocos de pixéis=8 e área de pesquisa do melhor bloco=1.</text:span></text:p>
      <text:p text:style-name="P9"><text:span text:style-name="T38"><text:tab/>A seguir será pedido ao utilizador a escolha de um dos 3 vídeos presentes no nosso repositório.</text:span></text:p>
      <text:p text:style-name="P9"><text:span text:style-name="T37"><text:tab/></text:span><text:span text:style-name="T34">python3 </text:span><text:span text:style-name="T35">hybrid_codec</text:span><text:span text:style-name="T34">_test.py &lt;</text:span><text:span text:style-name="T35">NumeroDeFramesLimite&gt; &lt;ParametroGolomb&gt; &lt;blockLength&gt; &lt;searchArea&gt;</text:span></text:p>
      <text:p text:style-name="P9"><text:span text:style-name="T35"/></text:p>
      <text:p text:style-name="P9"><text:span text:style-name="T35"><text:tab/></text:span><text:span text:style-name="T32">lossy_intra_coding</text:span><text:span text:style-name="T31">_test.py</text:span><text:span text:style-name="T34">- </text:span><text:span text:style-name="T37">Este programa </text:span><text:span text:style-name="T38">de teste da funcionalidade de Lossy Coding codifica, descodifica e mostra ainda no ecrã X frames do vídeo.</text:span></text:p>
      <text:p text:style-name="P9"><text:span text:style-name="T37"><text:tab/></text:span><text:span text:style-name="T38">Necessita de 5 argumentos, por exemplo, </text:span><text:span text:style-name="T37">( python3 </text:span><text:span text:style-name="T38">lossy_intra_coding_</text:span><text:span text:style-name="T37">test.py </text:span><text:span text:style-name="T38">3 4 0 2 2</text:span><text:span text:style-name="T37"> ) irá </text:span><text:span text:style-name="T38">codificar/descodificar/mostrar no ecrã 3 frames do vídeo, usando o parâmetro de Golomb M=4. Irá usar como parâmetros de quantização para as componentes YUV, respetivamente os valores 0, 2 e 2 (0→não há quantização).</text:span></text:p>
      <text:p text:style-name="P9"><text:span text:style-name="T38"><text:tab/>A seguir será pedido ao utilizador a escolha de um dos 3 vídeos presentes no nosso repositório.</text:span></text:p>
      <text:p text:style-name="P10"><text:span text:style-name="T37"><text:tab/></text:span><text:span text:style-name="T34">python3 </text:span><text:span text:style-name="T36">lossy_intra_coding</text:span><text:span text:style-name="T34">_test.py &lt;</text:span><text:span text:style-name="T35">NumeroDeFramesLimite&gt; &lt;ParametroGolomb&gt; &lt;</text:span><text:span text:style-name="T36">quantizationStep1&gt; </text:span><text:span text:style-name="T35">&lt;</text:span><text:span text:style-name="T36">quantizationStep2&gt; </text:span><text:span text:style-name="T35">&lt;</text:span><text:span text:style-name="T36">quantizationStep3&gt;</text:span></text:p>
      <text:h text:style-name="P35" text:outline-level="2"><text:soft-page-break/><text:span text:style-name="T27">Link para o repositório github</text:span></text:h>
      <text:p text:style-name="P7"><text:span text:style-name="T28"><text:tab/></text:span><text:a xlink:type="simple" xlink:href="https://github.com/Joao-Nogueira-gh/video-compressin" text:style-name="Internet_20_link" text:visited-style-name="Visited_20_Internet_20_Link">https://github.com/Joao-Nogueira-gh/video-compressin</text:a></text:p>
      <text:p text:style-name="P11"><text:tab/>Todo o código desenvolvido encontra-se no repositório do link acima mencionado (pasta src), juntamente com a devida documentação gerada pelo Doxygen (pasta docs), os vídeos exemplo e ficheiros utilizados (pasta res), e ainda um ficheiro ‘requirements.txt’ com as bibliotecas python e respetivas versões usadas no desenvolvimento do projeto.</text:p>
      <text:p text:style-name="P11"><text:s/><text:tab/><text:span text:style-name="T29">É de notar que se não for usada a versão indicada do numpy (1.15.4), funções como a de lossy coding </text:span><text:span text:style-name="T8">não irão funcionar</text:span><text:span text:style-name="T29">, e o programa irá dar er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creenshot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5:00:34.400091472</meta:creation-date>
    <dc:date>2019-12-25T17:46:33.163814240</dc:date>
    <meta:editing-duration>PT44M15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7" meta:paragraph-count="76" meta:word-count="1994" meta:character-count="12958" meta:non-whitespace-character-count="10965"/>
  </office:meta>
</office:document-meta>
</file>